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098in"/>
    </style:style>
    <style:style style:name="P2" style:family="paragraph" style:parent-style-name="Text_20_body">
      <style:paragraph-properties fo:margin-top="0in" fo:margin-bottom="0.1402in" fo:line-height="115%" fo:text-align="center" style:justify-single-word="false"/>
      <style:text-properties fo:font-size="18pt" fo:language="en" fo:country="none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top="0in" fo:margin-bottom="0.1402in" style:line-height-at-least="0.098in"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ail Quote to Prospect</text:p>
      <text:p text:style-name="P3">_________ day,  November ____ , 2015.</text:p>
      <text:p text:style-name="P1">From: ________________ @exchangeadvisers.com</text:p>
      <text:p text:style-name="P1">To: ________________@______________</text:p>
      <text:p text:style-name="P1"/>
      <text:p text:style-name="P1"/>
      <text:p text:style-name="P1">Hello _______________ ,</text:p>
      <text:p text:style-name="P1"/>
      <text:p text:style-name="P1">Per our phone conversation, below is a summary of the benefits of the plan we discussed:</text:p>
      <text:p text:style-name="P1"/>
      <text:p text:style-name="P1">Major Benefit #01 - Low $ ____________  deductible.</text:p>
      <text:p text:style-name="P1">Major Benefit #02 - Low $ ____________ Maximum out of pocket.  (Even if $100k in medical bills).</text:p>
      <text:p text:style-name="P1">Major Benefit #03 - Low $ ____________  copay to see your primary Doctor.</text:p>
      <text:p text:style-name="P1">Major Benefit #04 - Low $ ____________  copay to see Specialist.</text:p>
      <text:p text:style-name="P1">Major Benefit #05 - Preventative Care is NO CHARGE! - Annual checkups, female checkups, exams, etc.</text:p>
      <text:p text:style-name="P1">Major Benefit #06 - Insure HC which gives you 24hr./day, 365 days a year, access to Doctors by phone.</text:p>
      <text:p text:style-name="P1">Major Benefit #07 - Dental Coverage (Cleanings, X-rays, exams, fillings, extractions, PLUS.</text:p>
      <text:p text:style-name="P1">Major Benefit #08 - Accident Protection.  Pays money directly to you, above paying the medical bills.</text:p>
      <text:p text:style-name="P1">Major Benefit #09 - Accident/Deductible Protection - Pays $ ______________ to cover your deductible.</text:p>
      <text:p text:style-name="P1">Major Benefit #10 - Cancer / Heart / Stroke Protection - Pays $ ______________ directly to you.</text:p>
      <text:p text:style-name="P1">Major Benefit #11 - Critical Illness Protection - Pays $ ______________ directly to you.</text:p>
      <text:p text:style-name="P1">Major Benefit #12 - This plan fits within your budget!  The premium is only $ _________ /mo.</text:p>
      <text:p text:style-name="P1"/>
      <text:p text:style-name="P1">Remember, we are part of the largest health insurance agency group in the country. We're #1, because we're able to help you, compare the plans </text:p>
      <text:p text:style-name="P1"/>
      <text:p text:style-name="P1">from over 150 major carriers and narrow it down to the best plan for you, and at the best price. We look forward to working with you to help you </text:p>
      <text:p text:style-name="P1"/>
      <text:p text:style-name="P1">get great coverage too.</text:p>
      <text:p text:style-name="P1"/>
      <text:p text:style-name="P1">Sincerely, </text:p>
      <text:p text:style-name="P1"><text:soft-page-break/></text:p>
      <text:p text:style-name="P1"/>
      <text:p text:style-name="P1">YOURNAME</text:p>
      <text:p text:style-name="P1">Health Exchange Advisers</text:p>
      <text:p text:style-name="P1">(888) 290-9060  Ext. # _________ </text:p>
      <text:p text:style-name="P1"><text:bookmark text:name="__DdeLink__1_1432816595"/>YOUREMAIL @ExchangeAdvisers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8T16:40:16.64</meta:creation-date>
    <meta:document-statistic meta:table-count="0" meta:image-count="0" meta:object-count="0" meta:page-count="2" meta:paragraph-count="26" meta:word-count="279" meta:character-count="1719"/>
    <dc:date>2016-01-18T16:40:53.12</dc:date>
    <meta:editing-duration>PT38S</meta:editing-duration>
    <meta:editing-cycles>1</meta:editing-cycles>
    <meta:generator>OpenOffice/4.1.1$Win32 OpenOffice.org_project/411m6$Build-9775</meta:generator>
  </office:meta>
</office:document-meta>
</file>